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6.0028in" fo:margin-left="-0.0785in" fo:margin-top="0in" fo:margin-bottom="0in" table:align="left"/>
    </style:style>
    <style:style style:name="Table1.A" style:family="table-column">
      <style:table-column-properties style:column-width="6.002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1"/>
    </style:style>
    <style:style style:name="Table2" style:family="table">
      <style:table-properties style:width="6.0028in" fo:margin-left="-0.0785in" fo:margin-top="0in" fo:margin-bottom="0in" table:align="left"/>
    </style:style>
    <style:style style:name="Table2.A" style:family="table-column">
      <style:table-column-properties style:column-width="6.002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1"/>
    </style:style>
    <style:style style:name="Table2.7" style:family="table-row">
      <style:table-row-properties style:min-row-height="0.5833in" fo:keep-together="auto"/>
    </style:style>
    <style:style style:name="Table3" style:family="table">
      <style:table-properties style:width="6.0028in" fo:margin-left="-0.0785in" fo:margin-top="0in" fo:margin-bottom="0in" table:align="left"/>
    </style:style>
    <style:style style:name="Table3.A" style:family="table-column">
      <style:table-column-properties style:column-width="6.002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1"/>
    </style:style>
    <style:style style:name="Table3.7" style:family="table-row">
      <style:table-row-properties style:min-row-height="0.3889in" fo:keep-together="auto"/>
    </style:style>
    <style:style style:name="Table3.8" style:family="table-row">
      <style:table-row-properties style:min-row-height="0.1944in" fo:keep-together="auto"/>
    </style:style>
    <style:style style:name="Table3.9" style:family="table-row">
      <style:table-row-properties style:min-row-height="0.1667in" fo:keep-together="auto"/>
    </style:style>
    <style:style style:name="Table3.11" style:family="table-row">
      <style:table-row-properties style:min-row-height="0.25in" fo:keep-together="auto"/>
    </style:style>
    <style:style style:name="Table3.12" style:family="table-row">
      <style:table-row-properties style:min-row-height="0.3056in" fo:keep-together="auto"/>
    </style:style>
    <style:style style:name="Table4" style:family="table">
      <style:table-properties style:width="6.0028in" fo:margin-left="-0.0785in" fo:margin-top="0in" fo:margin-bottom="0in" table:align="left"/>
    </style:style>
    <style:style style:name="Table4.A" style:family="table-column">
      <style:table-column-properties style:column-width="6.0028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1"/>
    </style:style>
    <style:style style:name="Table4.7" style:family="table-row">
      <style:table-row-properties style:min-row-height="0.3889in" fo:keep-together="auto"/>
    </style:style>
    <style:style style:name="Table4.8" style:family="table-row">
      <style:table-row-properties style:min-row-height="0.1944in" fo:keep-together="auto"/>
    </style:style>
    <style:style style:name="Table4.9" style:family="table-row">
      <style:table-row-properties style:min-row-height="0.1667in" fo:keep-together="auto"/>
    </style:style>
    <style:style style:name="Table4.11" style:family="table-row">
      <style:table-row-properties style:min-row-height="0.25in" fo:keep-together="auto"/>
    </style:style>
    <style:style style:name="Table4.12" style:family="table-row">
      <style:table-row-properties style:min-row-height="0.2083in" fo:keep-together="auto"/>
    </style:style>
    <style:style style:name="Table5" style:family="table">
      <style:table-properties style:width="6.0028in" fo:margin-left="-0.0785in" fo:margin-top="0in" fo:margin-bottom="0in" table:align="left"/>
    </style:style>
    <style:style style:name="Table5.A" style:family="table-column">
      <style:table-column-properties style:column-width="6.0028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1"/>
    </style:style>
    <style:style style:name="Table5.7" style:family="table-row">
      <style:table-row-properties style:min-row-height="0.3889in" fo:keep-together="auto"/>
    </style:style>
    <style:style style:name="Table5.8" style:family="table-row">
      <style:table-row-properties style:min-row-height="0.1944in" fo:keep-together="auto"/>
    </style:style>
    <style:style style:name="Table5.10" style:family="table-row">
      <style:table-row-properties style:min-row-height="0.2083in" fo:keep-together="auto"/>
    </style:style>
    <style:style style:name="Table6" style:family="table">
      <style:table-properties style:width="6.0028in" fo:margin-left="-0.0785in" fo:margin-top="0in" fo:margin-bottom="0in" table:align="left"/>
    </style:style>
    <style:style style:name="Table6.A" style:family="table-column">
      <style:table-column-properties style:column-width="6.0028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1"/>
    </style:style>
    <style:style style:name="Table6.7" style:family="table-row">
      <style:table-row-properties style:min-row-height="0.3889in" fo:keep-together="auto"/>
    </style:style>
    <style:style style:name="Table6.8" style:family="table-row">
      <style:table-row-properties style:min-row-height="0.1944in" fo:keep-together="auto"/>
    </style:style>
    <style:style style:name="Table6.9" style:family="table-row">
      <style:table-row-properties style:min-row-height="0.1667in" fo:keep-together="auto"/>
    </style:style>
    <style:style style:name="Table6.11" style:family="table-row">
      <style:table-row-properties style:min-row-height="0.25in" fo:keep-together="auto"/>
    </style:style>
    <style:style style:name="Table6.12" style:family="table-row">
      <style:table-row-properties style:min-row-height="0.2083in" fo:keep-together="auto"/>
    </style:style>
    <style:style style:name="Table7" style:family="table">
      <style:table-properties style:width="6.0028in" fo:margin-left="-0.0785in" fo:margin-top="0in" fo:margin-bottom="0in" table:align="left"/>
    </style:style>
    <style:style style:name="Table7.A" style:family="table-column">
      <style:table-column-properties style:column-width="6.0028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1"/>
    </style:style>
    <style:style style:name="Table7.5" style:family="table-row">
      <style:table-row-properties style:min-row-height="0.1667in" fo:keep-together="auto"/>
    </style:style>
    <style:style style:name="Table7.7" style:family="table-row">
      <style:table-row-properties style:min-row-height="0.3889in" fo:keep-together="auto"/>
    </style:style>
    <style:style style:name="Table7.8" style:family="table-row">
      <style:table-row-properties style:min-row-height="0.1944in" fo:keep-together="auto"/>
    </style:style>
    <style:style style:name="Table7.11" style:family="table-row">
      <style:table-row-properties style:min-row-height="0.25in" fo:keep-together="auto"/>
    </style:style>
    <style:style style:name="Table7.13" style:family="table-row">
      <style:table-row-properties style:min-row-height="0.2083in" fo:keep-together="auto"/>
    </style:style>
    <style:style style:name="Table8" style:family="table">
      <style:table-properties style:width="6.0028in" fo:margin-left="-0.0785in" fo:margin-top="0in" fo:margin-bottom="0in" table:align="left"/>
    </style:style>
    <style:style style:name="Table8.A" style:family="table-column">
      <style:table-column-properties style:column-width="6.0028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1"/>
    </style:style>
    <style:style style:name="Table8.7" style:family="table-row">
      <style:table-row-properties style:min-row-height="0.3889in" fo:keep-together="auto"/>
    </style:style>
    <style:style style:name="Table8.8" style:family="table-row">
      <style:table-row-properties style:min-row-height="0.1944in" fo:keep-together="auto"/>
    </style:style>
    <style:style style:name="Table8.10" style:family="table-row">
      <style:table-row-properties style:min-row-height="0.2083in" fo:keep-together="auto"/>
    </style:style>
    <style:style style:name="Table9" style:family="table">
      <style:table-properties style:width="6.0028in" fo:margin-left="-0.0785in" fo:margin-top="0in" fo:margin-bottom="0in" table:align="left"/>
    </style:style>
    <style:style style:name="Table9.A" style:family="table-column">
      <style:table-column-properties style:column-width="6.0028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1"/>
    </style:style>
    <style:style style:name="Table9.7" style:family="table-row">
      <style:table-row-properties style:min-row-height="0.3889in" fo:keep-together="auto"/>
    </style:style>
    <style:style style:name="Table9.8" style:family="table-row">
      <style:table-row-properties style:min-row-height="0.1944in" fo:keep-together="auto"/>
    </style:style>
    <style:style style:name="Table9.11" style:family="table-row">
      <style:table-row-properties style:min-row-height="0.2083in" fo:keep-together="auto"/>
    </style:style>
    <style:style style:name="P1" style:family="paragraph" style:parent-style-name="Standard">
      <style:paragraph-properties fo:margin-top="0in" fo:margin-bottom="0in" loext:contextual-spacing="false" fo:line-height="115%"/>
      <style:text-properties fo:font-size="10pt" style:font-size-asian="10pt" style:font-size-complex="10pt"/>
    </style:style>
    <style:style style:name="P2" style:family="paragraph" style:parent-style-name="Standard">
      <style:paragraph-properties fo:margin-top="0in" fo:margin-bottom="0in" loext:contextual-spacing="false" fo:line-height="115%"/>
      <style:text-properties fo:font-size="10pt" fo:font-weight="bold" style:font-size-asian="10pt" style:font-weight-asian="bold" style:font-size-complex="10pt"/>
    </style:style>
    <style:style style:name="P3" style:family="paragraph" style:parent-style-name="Standard">
      <style:paragraph-properties fo:margin-top="0in" fo:margin-bottom="0in" loext:contextual-spacing="false" fo:line-height="115%"/>
    </style:style>
    <style:style style:name="P4" style:family="paragraph" style:parent-style-name="Standard" style:master-page-name="Standard">
      <style:paragraph-properties fo:margin-top="0in" fo:margin-bottom="0in" loext:contextual-spacing="false" fo:line-height="115%" fo:orphans="0" fo:widows="0" style:page-number="1"/>
      <style:text-properties fo:font-size="10pt" style:font-size-asian="10pt" style:font-size-complex="10pt"/>
    </style:style>
    <style:style style:name="P5" style:family="paragraph" style:parent-style-name="Standard" style:list-style-name="WWNum15">
      <style:paragraph-properties fo:margin-left="0.75in" fo:margin-right="0in" fo:margin-top="0in" fo:margin-bottom="0in" loext:contextual-spacing="true" fo:line-height="115%" fo:text-indent="-0.25in" style:auto-text-indent="false"/>
    </style:style>
    <style:style style:name="P6" style:family="paragraph" style:parent-style-name="Standard" style:list-style-name="WWNum15">
      <style:paragraph-properties fo:margin-left="0.75in" fo:margin-right="0in" fo:margin-top="0in" fo:margin-bottom="0.139in" loext:contextual-spacing="true" fo:line-height="115%" fo:text-indent="-0.25in" style:auto-text-indent="false"/>
    </style:style>
    <style:style style:name="P7" style:family="paragraph" style:parent-style-name="Standard" style:list-style-name="WWNum13">
      <style:paragraph-properties fo:margin-left="1in" fo:margin-right="0in" fo:margin-top="0in" fo:margin-bottom="0in" loext:contextual-spacing="true" fo:line-height="115%" fo:text-indent="-0.25in" style:auto-text-indent="false"/>
    </style:style>
    <style:style style:name="P8" style:family="paragraph" style:parent-style-name="Standard" style:list-style-name="WWNum13">
      <style:paragraph-properties fo:margin-left="1in" fo:margin-right="0in" fo:margin-top="0in" fo:margin-bottom="0.139in" loext:contextual-spacing="true" fo:line-height="115%" fo:text-indent="-0.25in" style:auto-text-indent="false"/>
    </style:style>
    <style:style style:name="P9" style:family="paragraph" style:parent-style-name="Standard" style:list-style-name="WWNum19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0" style:family="paragraph" style:parent-style-name="Standard" style:list-style-name="WWNum16">
      <style:paragraph-properties fo:margin-left="0.7417in" fo:margin-right="0in" fo:margin-top="0in" fo:margin-bottom="0.139in" loext:contextual-spacing="true" fo:line-height="115%" fo:text-indent="-0.25in" style:auto-text-indent="false"/>
    </style:style>
    <style:style style:name="P11" style:family="paragraph" style:parent-style-name="Standard" style:list-style-name="WWNum20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2" style:family="paragraph" style:parent-style-name="Standard" style:list-style-name="WWNum7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3" style:family="paragraph" style:parent-style-name="Standard" style:list-style-name="WWNum21">
      <style:paragraph-properties fo:margin-left="0.7398in" fo:margin-right="0in" fo:margin-top="0in" fo:margin-bottom="0.139in" loext:contextual-spacing="true" fo:line-height="115%" fo:text-indent="-0.25in" style:auto-text-indent="false"/>
    </style:style>
    <style:style style:name="P14" style:family="paragraph" style:parent-style-name="Standard" style:list-style-name="WWNum6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6" style:family="paragraph" style:parent-style-name="Standard" style:list-style-name="WWNum8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7" style:family="paragraph" style:parent-style-name="Standard" style:list-style-name="WWNum2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8" style:family="paragraph" style:parent-style-name="Standard" style:list-style-name="WWNum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19" style:family="paragraph" style:parent-style-name="Standard" style:list-style-name="WWNum5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0" style:family="paragraph" style:parent-style-name="Standard" style:list-style-name="WWNum11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1" style:family="paragraph" style:parent-style-name="Standard" style:list-style-name="WWNum1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2" style:family="paragraph" style:parent-style-name="Standard" style:list-style-name="WWNum24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3" style:family="paragraph" style:parent-style-name="Standard" style:list-style-name="WWNum1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4" style:family="paragraph" style:parent-style-name="Standard" style:list-style-name="WWNum2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5" style:family="paragraph" style:parent-style-name="Standard" style:list-style-name="WWNum9">
      <style:paragraph-properties fo:margin-left="0.5in" fo:margin-right="0in" fo:margin-top="0in" fo:margin-bottom="0.139in" loext:contextual-spacing="true" fo:line-height="115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7" style:family="paragraph" style:parent-style-name="Standard" style:list-style-name="WWNum17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8" style:family="paragraph" style:parent-style-name="Standard" style:list-style-name="WWNum23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29" style:family="paragraph" style:parent-style-name="Standard" style:list-style-name="WWNum18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in" fo:margin-bottom="0in" loext:contextual-spacing="true" fo:line-height="115%" fo:text-indent="-0.25in" style:auto-text-indent="false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color="#ff0000"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3"><text:bookmark text:name="_gjdgxs"/><text:span text:style-name="T1">Regras de Negócio (RN):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Jogador </text:span><text:span text:style-name="T2">- Os Campos do Jogador: Nome, Foto, E-mail, Posição, Número, Sexo, Data de Nascimento, Campeonatos, Times, Tipo de Usuário;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Administrador</text:span><text:span text:style-name="T2"> - Os Campos do Administrador: Nome, Foto, E-mail, Sexo, Data de Nascimento, Campeonatos, Tipo de Usuário;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Capitão </text:span><text:span text:style-name="T2">- Os Campos do Capitão: Nome, Foto, E-mail, Sexo, Posição, Número, Data de Nascimento, Campeonatos, Times, Capitão, Tipo de Usuário.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4">RN-Usuário </text:span><text:span text:style-name="T2">- Os Campos do Usuário: Nome, Foto, E-mail, Sexo, Data de Nascimento, Tipo de Usuário.</text:span></text:p>
          </table:table-cell>
        </table:table-row>
      </table:table>
      <text:p text:style-name="P3"><text:soft-page-break/><text:span text:style-name="T2"><text:s/></text:span></text:p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><text:span text:style-name="T1">Caso de Uso:</text:span><text:span text:style-name="T2"> Fazer Login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Ator(es):</text:span><text:span text:style-name="T2"> Usuário 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Descrição:</text:span><text:span text:style-name="T2"> Este caso de uso tem por objetivo logar Usuários ao sistema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ré-condições:</text:span><text:span text:style-name="T2"> Usuário acessou o site do sistema.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ós-condições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1">Fluxo Principal (FP):</text:span></text:p>
          </table:table-cell>
        </table:table-row>
        <table:table-row table:style-name="Table2.7">
          <table:table-cell table:style-name="Table2.A1" office:value-type="string">
            <text:list xml:id="list4084519718752112440" text:style-name="WWNum15">
              <text:list-item>
                <text:p text:style-name="P5"><text:span text:style-name="T2">O sistema apresenta as seguintes opções:</text:span></text:p>
              </text:list-item>
            </text:list>
            <text:list xml:id="list5937600731185463666" text:style-name="WWNum13">
              <text:list-item>
                <text:p text:style-name="P7"><text:span text:style-name="T2">Login <text:s/></text:span><text:span text:style-name="T4">FP</text:span></text:p>
              </text:list-item>
              <text:list-item>
                <text:p text:style-name="P8"><text:span text:style-name="T2">Cadastrar </text:span><text:span text:style-name="T4">FA1</text:span></text:p>
              </text:list-item>
              <text:list-item>
                <text:p text:style-name="P8"><text:span text:style-name="T2">Redefinir Senha</text:span><text:span text:style-name="T4"> FA2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7734101809" text:continue-list="list4084519718752112440" text:style-name="WWNum15">
              <text:list-item>
                <text:p text:style-name="P6"><text:span text:style-name="T2">O Usuário escolhe a opção: Login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106514409" text:continue-numbering="true" text:style-name="WWNum15">
              <text:list-item>
                <text:p text:style-name="P6"><text:span text:style-name="T2">O Sistema solicita ao Usuário seu username e senha cadastrados no sistema.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354747125" text:continue-numbering="true" text:style-name="WWNum15">
              <text:list-item>
                <text:p text:style-name="P6"><text:span text:style-name="T2">O Usuário insere os dados de username e senha. </text:span><text:span text:style-name="T4">FE3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973215666" text:continue-numbering="true" text:style-name="WWNum15">
              <text:list-item>
                <text:p text:style-name="P6"><text:span text:style-name="T2">O Sistema valida os dados e direciona o Usuário à página inicial do sistema. <text:s/></text:span><text:span text:style-name="T4">FE1, FE2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440501789" text:continue-numbering="true" text:style-name="WWNum15">
              <text:list-item>
                <text:p text:style-name="P6"><text:span text:style-name="T2">O caso de uso é encerrad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Fluxos Alternativos (FA)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<text:tab/></text:span><text:span text:style-name="T1">FA1 – Cadastrar Novo Usuário</text:span></text:p>
          </table:table-cell>
        </table:table-row>
        <table:table-row table:style-name="Table2.1">
          <table:table-cell table:style-name="Table2.A1" office:value-type="string">
            <text:list xml:id="list4159211172128083588" text:style-name="WWNum19">
              <text:list-item>
                <text:p text:style-name="P9"><text:span text:style-name="T2">O Sistema solicita ao Usuário o preenchimento dos campos de username e senha para o cadastro. <text:s/></text:span><text:span text:style-name="T4">RN-Usuário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880184365" text:continue-numbering="true" text:style-name="WWNum19">
              <text:list-item>
                <text:p text:style-name="P9"><text:span text:style-name="T2">O Usuário preenche os campos e envi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065748868" text:continue-numbering="true" text:style-name="WWNum19">
              <text:list-item>
                <text:p text:style-name="P9"><text:span text:style-name="T2">O Sistema valida os dados e Cadastra o novo Usuário. </text:span><text:span text:style-name="T4">RN-Usuário 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7987321321" text:continue-numbering="true" text:style-name="WWNum19">
              <text:list-item>
                <text:p text:style-name="P9"><text:span text:style-name="T2">O caso de uso retorna ao passo 2 do FP para que o Usuário faça o Login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<text:s text:c="14"/>FA2 – Redefinir Senha</text:span></text:p>
          </table:table-cell>
        </table:table-row>
        <table:table-row table:style-name="Table2.1">
          <table:table-cell table:style-name="Table2.A1" office:value-type="string">
            <text:list xml:id="list1331661018903459303" text:style-name="WWNum16">
              <text:list-item>
                <text:p text:style-name="P10"><text:span text:style-name="T2">O Usuário escolhe a opção Redefinir Senha.</text:span></text:p>
              </text:list-item>
            </text:list>
          </table:table-cell>
        </table:table-row>
        <text:soft-page-break/>
        <table:table-row table:style-name="Table2.1">
          <table:table-cell table:style-name="Table2.A1" office:value-type="string">
            <text:list xml:id="list174846638445608" text:continue-numbering="true" text:style-name="WWNum16">
              <text:list-item>
                <text:p text:style-name="P10"><text:span text:style-name="T2">O Sistema pede que o Usuário cadastre uma nova senh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7333411828" text:continue-numbering="true" text:style-name="WWNum16">
              <text:list-item>
                <text:p text:style-name="P10"><text:span text:style-name="T2">O Usuário preenche os campos de Nova Senha e Confirmar Senh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7799908768" text:continue-numbering="true" text:style-name="WWNum16">
              <text:list-item>
                <text:p text:style-name="P10"><text:span text:style-name="T2">O caso de uso retorna ao passo 2 do FP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1"><text:s text:c="12"/>Fluxos de Exceção (FE):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2"><text:tab/></text:span><text:span text:style-name="T1">FE1 – O sistema não reconhece os dados de username e senha informados pelo Usuário.</text:span></text:p>
          </table:table-cell>
        </table:table-row>
        <table:table-row table:style-name="Table2.1">
          <table:table-cell table:style-name="Table2.A1" office:value-type="string">
            <text:list xml:id="list361505669603966298" text:style-name="WWNum20">
              <text:list-item>
                <text:p text:style-name="P11"><text:span text:style-name="T2">O Sistema notifica ao Usuário que os dados inseridos não estão cadastrados no sistema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7191760837" text:continue-numbering="true" text:style-name="WWNum20">
              <text:list-item>
                <text:p text:style-name="P11"><text:span text:style-name="T2">O caso de uso retorna ao passo 2 do FP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<text:s text:c="14"/></text:span><text:span text:style-name="T1">FE2 – Campos preenchidos incorretamente</text:span></text:p>
          </table:table-cell>
        </table:table-row>
        <table:table-row table:style-name="Table2.1">
          <table:table-cell table:style-name="Table2.A1" office:value-type="string">
            <text:list xml:id="list7285586542541679460" text:style-name="WWNum7">
              <text:list-item>
                <text:p text:style-name="P12"><text:span text:style-name="T2">O Sistema <text:s/>informa ao Usuário que existem erros de preenchimento dos dados e informa qual(is) o(os) campo(s) com err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653795237" text:continue-numbering="true" text:style-name="WWNum7">
              <text:list-item>
                <text:p text:style-name="P12"><text:span text:style-name="T2">O caso de uso retorna ao início do fluxo de origem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"><text:span text:style-name="T2"><text:s text:c="14"/></text:span><text:span text:style-name="T1">FE3 – Campo(s) <text:s/>em branco</text:span></text:p>
          </table:table-cell>
        </table:table-row>
        <table:table-row table:style-name="Table2.1">
          <table:table-cell table:style-name="Table2.A1" office:value-type="string">
            <text:list xml:id="list6451526314202209862" text:style-name="WWNum21">
              <text:list-item>
                <text:p text:style-name="P13"><text:span text:style-name="T2">O Sistema avisa quais campos ficaram em branco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list xml:id="list174846829091718" text:continue-numbering="true" text:style-name="WWNum21">
              <text:list-item>
                <text:p text:style-name="P13"><text:span text:style-name="T2">O caso de uso retorna ao início do fluxo de origem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3" table:style-name="Table3">
        <table:table-column table:style-name="Table3.A"/>
        <text:soft-page-break/>
        <table:table-row table:style-name="Table3.1">
          <table:table-cell table:style-name="Table3.A1" office:value-type="string">
            <text:p text:style-name="P3"><text:span text:style-name="T1">Caso de Uso:</text:span><text:span text:style-name="T2"> Criar Campeonato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Descrição:</text:span><text:span text:style-name="T2"> Este caso de uso tem por objetivo criar campeonatos à partir do administrador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ré-condições:</text:span><text:span text:style-name="T2"> Possuir acesso de administrador.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ós-condições: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1">Fluxo Principal (FP):</text:span></text:p>
          </table:table-cell>
        </table:table-row>
        <table:table-row table:style-name="Table3.7">
          <table:table-cell table:style-name="Table3.A1" office:value-type="string">
            <text:list xml:id="list4177008861682158209" text:style-name="WWNum6">
              <text:list-item>
                <text:p text:style-name="P14"><text:span text:style-name="T2">O sistema apresenta as seguintes funções:</text:span></text:p>
              </text:list-item>
            </text:list>
            <text:list xml:id="list3257419414085644778" text:style-name="WWNum3">
              <text:list-item>
                <text:p text:style-name="P15"><text:span text:style-name="T2">Criar campeonato</text:span><text:span text:style-name="T4"> FP</text:span></text:p>
              </text:list-item>
            </text:list>
          </table:table-cell>
        </table:table-row>
        <table:table-row table:style-name="Table3.8">
          <table:table-cell table:style-name="Table3.A1" office:value-type="string">
            <text:list xml:id="list174845956470252" text:continue-list="list4177008861682158209" text:style-name="WWNum6">
              <text:list-item>
                <text:p text:style-name="P14"><text:span text:style-name="T2">O administrador escolhe a opção de criar campeonato.</text:span></text:p>
              </text:list-item>
            </text:list>
          </table:table-cell>
        </table:table-row>
        <table:table-row table:style-name="Table3.9">
          <table:table-cell table:style-name="Table3.A1" office:value-type="string">
            <text:list xml:id="list174846661040627" text:continue-numbering="true" text:style-name="WWNum6">
              <text:list-item>
                <text:p text:style-name="P14"><text:span text:style-name="T2">O administrador deverá informar nome do campeonato. </text:span><text:span text:style-name="T4">FE1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74847403959730" text:continue-numbering="true" text:style-name="WWNum6">
              <text:list-item>
                <text:p text:style-name="P14"><text:span text:style-name="T2">O administrador deverá enviar mensagens aos capitães dos times para adicioná-los ao campeonato.</text:span></text:p>
              </text:list-item>
            </text:list>
          </table:table-cell>
        </table:table-row>
        <table:table-row table:style-name="Table3.11">
          <table:table-cell table:style-name="Table3.A1" office:value-type="string">
            <text:list xml:id="list174847509073410" text:continue-numbering="true" text:style-name="WWNum6">
              <text:list-item>
                <text:p text:style-name="P14"><text:span text:style-name="T2">O administrador deverá confirmar a criação do campeonato com os times que definiu. </text:span><text:span text:style-name="T4">FE2</text:span></text:p>
              </text:list-item>
            </text:list>
          </table:table-cell>
        </table:table-row>
        <table:table-row table:style-name="Table3.12">
          <table:table-cell table:style-name="Table3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3.1">
          <table:table-cell table:style-name="Table3.A1" office:value-type="string">
            <text:p text:style-name="P3"><text:span text:style-name="T1">Fluxos de Exceção (FE):</text:span></text:p>
          </table:table-cell>
        </table:table-row>
        <table:table-row table:style-name="Table3.1">
          <table:table-cell table:style-name="Table3.A1" office:value-type="string">
            <text:p text:style-name="P3"><text:span text:style-name="T2"><text:tab/></text:span><text:span text:style-name="T1">FE1 – O sistema já cadastrou um campeonato com o mesmo nome.</text:span></text:p>
          </table:table-cell>
        </table:table-row>
        <table:table-row table:style-name="Table3.1">
          <table:table-cell table:style-name="Table3.A1" office:value-type="string">
            <text:list xml:id="list2616823806367812895" text:style-name="WWNum8">
              <text:list-item>
                <text:p text:style-name="P16"><text:span text:style-name="T2">O usuário escolhe um novo nome para o campeonat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74847878074665" text:continue-numbering="true" text:style-name="WWNum8">
              <text:list-item>
                <text:p text:style-name="P16"><text:span text:style-name="T2">O caso de uso retorna ao passo 4 do FP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p text:style-name="P3"><text:span text:style-name="T2"><text:s text:c="14"/></text:span><text:span text:style-name="T1">FE2 – Campeonato criado sem times.</text:span></text:p>
          </table:table-cell>
        </table:table-row>
        <table:table-row table:style-name="Table3.1">
          <table:table-cell table:style-name="Table3.A1" office:value-type="string">
            <text:list xml:id="list5972770577847726772" text:style-name="WWNum22">
              <text:list-item>
                <text:p text:style-name="P17"><text:span text:style-name="T2">O sistema solicita ao administrador que cadastre times no campeonato.</text:span></text:p>
              </text:list-item>
            </text:list>
          </table:table-cell>
        </table:table-row>
        <table:table-row table:style-name="Table3.1">
          <table:table-cell table:style-name="Table3.A1" office:value-type="string">
            <text:list xml:id="list174846125031397" text:continue-numbering="true" text:style-name="WWNum22">
              <text:list-item>
                <text:p text:style-name="P17"><text:span text:style-name="T2">O caso de uso retorna ao passo 4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1"/>
      <table:table table:name="Table4" table:style-name="Table4">
        <table:table-column table:style-name="Table4.A"/>
        <text:soft-page-break/>
        <table:table-row table:style-name="Table4.1">
          <table:table-cell table:style-name="Table4.A1" office:value-type="string">
            <text:p text:style-name="P3"><text:span text:style-name="T1">Caso de Uso:</text:span><text:span text:style-name="T2"> Editar Campeonato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Descrição:</text:span><text:span text:style-name="T2"> Este caso de uso tem por objetivo alterar campeonatos já criados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ré-condições:</text:span><text:span text:style-name="T2"> Possuir campeonato criado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ós-condições: </text:span><text:span text:style-name="T2">Ter realizado alguma alteração.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1">Fluxo Principal (FP):</text:span></text:p>
          </table:table-cell>
        </table:table-row>
        <table:table-row table:style-name="Table4.7">
          <table:table-cell table:style-name="Table4.A1" office:value-type="string">
            <text:list xml:id="list3178029758001181204" text:style-name="WWNum4">
              <text:list-item>
                <text:p text:style-name="P18"><text:span text:style-name="T2">O sistema apresenta as seguintes funções:</text:span></text:p>
              </text:list-item>
            </text:list>
            <text:list xml:id="list3634143486865821355" text:style-name="WWNum5">
              <text:list-item>
                <text:p text:style-name="P19"><text:span text:style-name="T2">Editar campeonato</text:span><text:span text:style-name="T4"> FP</text:span></text:p>
              </text:list-item>
              <text:list-item>
                <text:p text:style-name="P19"><text:span text:style-name="T2">Cancelar alterações</text:span><text:span text:style-name="T4"> FA</text:span></text:p>
              </text:list-item>
            </text:list>
          </table:table-cell>
        </table:table-row>
        <table:table-row table:style-name="Table4.8">
          <table:table-cell table:style-name="Table4.A1" office:value-type="string">
            <text:list xml:id="list174846619838150" text:continue-list="list3178029758001181204" text:style-name="WWNum4">
              <text:list-item>
                <text:p text:style-name="P18"><text:span text:style-name="T2">O administrador escolhe a opção de editar campeonato.</text:span></text:p>
              </text:list-item>
            </text:list>
          </table:table-cell>
        </table:table-row>
        <table:table-row table:style-name="Table4.9">
          <table:table-cell table:style-name="Table4.A1" office:value-type="string">
            <text:list xml:id="list174845955115640" text:continue-numbering="true" text:style-name="WWNum4">
              <text:list-item>
                <text:p text:style-name="P18"><text:span text:style-name="T2">O administrador poderá modificar as datas das partidas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list xml:id="list174847830174407" text:continue-numbering="true" text:style-name="WWNum4">
              <text:list-item>
                <text:p text:style-name="P18"><text:span text:style-name="T2">O administrador poderá criar e cancelar partidas.</text:span></text:p>
              </text:list-item>
            </text:list>
          </table:table-cell>
        </table:table-row>
        <table:table-row table:style-name="Table4.11">
          <table:table-cell table:style-name="Table4.A1" office:value-type="string">
            <text:list xml:id="list174847892771679" text:continue-numbering="true" text:style-name="WWNum4">
              <text:list-item>
                <text:p text:style-name="P18"><text:span text:style-name="T2">O administrador poderá alterar os pontos de um time na tabela caso o mesmo seja punido por algum motivo.</text:span></text:p>
              </text:list-item>
            </text:list>
          </table:table-cell>
        </table:table-row>
        <table:table-row table:style-name="Table4.12">
          <table:table-cell table:style-name="Table4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4.12">
          <table:table-cell table:style-name="Table4.A1" office:value-type="string">
            <text:p text:style-name="P3"><text:span text:style-name="T1"><text:s text:c="13"/>FA1 - Cancelar alterações:</text:span></text:p>
          </table:table-cell>
        </table:table-row>
        <table:table-row table:style-name="Table4.12">
          <table:table-cell table:style-name="Table4.A1" office:value-type="string">
            <text:list xml:id="list7048165722578479506" text:style-name="WWNum10">
              <text:list-item>
                <text:p text:style-name="P26"><text:span text:style-name="T2">O administrador escolhe em algum momento cancelar as alterações que fez.</text:span></text:p>
              </text:list-item>
            </text:list>
          </table:table-cell>
        </table:table-row>
        <table:table-row table:style-name="Table4.12">
          <table:table-cell table:style-name="Table4.A1" office:value-type="string">
            <text:list xml:id="list174845895642559" text:continue-numbering="true" text:style-name="WWNum10">
              <text:list-item>
                <text:p text:style-name="P26"><text:span text:style-name="T2">O caso de uso retorna ao passo 1 do PF.</text:span></text:p>
              </text:list-item>
            </text:list>
          </table:table-cell>
        </table:table-row>
        <table:table-row table:style-name="Table4.1">
          <table:table-cell table:style-name="Table4.A1" office:value-type="string">
            <text:p text:style-name="P3"><text:span text:style-name="T1">Fluxos de Exceção (FE):</text:span></text:p>
          </table:table-cell>
        </table:table-row>
        <table:table-row table:style-name="Table4.1">
          <table:table-cell table:style-name="Table4.A1" office:value-type="string">
            <text:p text:style-name="P3"><text:span text:style-name="T2"><text:tab/></text:span></text:p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5" table:style-name="Table5">
        <table:table-column table:style-name="Table5.A"/>
        <text:soft-page-break/>
        <table:table-row table:style-name="Table5.1">
          <table:table-cell table:style-name="Table5.A1" office:value-type="string">
            <text:p text:style-name="P3"><text:span text:style-name="T1">Caso de Uso:</text:span><text:span text:style-name="T2"> Excluir Campeonato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Descrição:</text:span><text:span text:style-name="T2"> Este caso de uso tem por objetivo excluir campeonatos já criados.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ré-condições:</text:span><text:span text:style-name="T2"> Possuir campeonato criado.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ós-condições: 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1">Fluxo Principal (FP):</text:span></text:p>
          </table:table-cell>
        </table:table-row>
        <table:table-row table:style-name="Table5.7">
          <table:table-cell table:style-name="Table5.A1" office:value-type="string">
            <text:list xml:id="list112278218643467791" text:style-name="WWNum11">
              <text:list-item>
                <text:p text:style-name="P20"><text:span text:style-name="T2">O sistema apresenta as seguintes funções:</text:span></text:p>
              </text:list-item>
            </text:list>
            <text:list xml:id="list6276646599708196231" text:style-name="WWNum14">
              <text:list-item>
                <text:p text:style-name="P21"><text:span text:style-name="T2">Excluir campeonato</text:span><text:span text:style-name="T4"> FP</text:span></text:p>
              </text:list-item>
            </text:list>
          </table:table-cell>
        </table:table-row>
        <table:table-row table:style-name="Table5.8">
          <table:table-cell table:style-name="Table5.A1" office:value-type="string">
            <text:list xml:id="list174846510539686" text:continue-list="list112278218643467791" text:style-name="WWNum11">
              <text:list-item>
                <text:p text:style-name="P20"><text:span text:style-name="T2">O administrador escolhe a opção de excluir campeonat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74846699093974" text:continue-numbering="true" text:style-name="WWNum11">
              <text:list-item>
                <text:p text:style-name="P20"><text:span text:style-name="T2">O sistema envia uma mensagem de confirmação para apagar o campeonato. </text:span><text:span text:style-name="T4">FE1</text:span></text:p>
              </text:list-item>
            </text:list>
          </table:table-cell>
        </table:table-row>
        <table:table-row table:style-name="Table5.10">
          <table:table-cell table:style-name="Table5.A1" office:value-type="string">
            <text:list xml:id="list174846880996436" text:continue-numbering="true" text:style-name="WWNum11">
              <text:list-item>
                <text:p text:style-name="P20"><text:span text:style-name="T2">O administrador confirma o desejo de excluir o campeonato, e o mesmo é deletado.</text:span></text:p>
              </text:list-item>
            </text:list>
          </table:table-cell>
        </table:table-row>
        <table:table-row table:style-name="Table5.10">
          <table:table-cell table:style-name="Table5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5.1">
          <table:table-cell table:style-name="Table5.A1" office:value-type="string">
            <text:p text:style-name="P3"><text:span text:style-name="T1">Fluxos de Exceção (FE):</text:span></text:p>
          </table:table-cell>
        </table:table-row>
        <table:table-row table:style-name="Table5.1">
          <table:table-cell table:style-name="Table5.A1" office:value-type="string">
            <text:p text:style-name="P3"><text:span text:style-name="T2"><text:tab/></text:span><text:span text:style-name="T1">FE1 - Cancelar exclusão de campeonato.</text:span></text:p>
          </table:table-cell>
        </table:table-row>
        <table:table-row table:style-name="Table5.1">
          <table:table-cell table:style-name="Table5.A1" office:value-type="string">
            <text:list xml:id="list1455706572106708354" text:style-name="WWNum17">
              <text:list-item>
                <text:p text:style-name="P27"><text:span text:style-name="T2">O administrador recebe a mensagem do sistema para confirmar seu desejo de excluir o campeonat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74848022267987" text:continue-numbering="true" text:style-name="WWNum17">
              <text:list-item>
                <text:p text:style-name="P27"><text:span text:style-name="T2">O administrador opta por não mais excluir o campeonato e seleciona a opção “não” na confirmação da exclusão.</text:span></text:p>
              </text:list-item>
            </text:list>
          </table:table-cell>
        </table:table-row>
        <table:table-row table:style-name="Table5.1">
          <table:table-cell table:style-name="Table5.A1" office:value-type="string">
            <text:list xml:id="list174847105017436" text:continue-numbering="true" text:style-name="WWNum17">
              <text:list-item>
                <text:p text:style-name="P27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6" table:style-name="Table6">
        <table:table-column table:style-name="Table6.A"/>
        <text:soft-page-break/>
        <table:table-row table:style-name="Table6.1">
          <table:table-cell table:style-name="Table6.A1" office:value-type="string">
            <text:p text:style-name="P3"><text:span text:style-name="T1">Caso de Uso:</text:span><text:span text:style-name="T2"> Editar Placar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Ator(es):</text:span><text:span text:style-name="T2"> Administrador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Descrição:</text:span><text:span text:style-name="T2"> Este caso de uso tem por objetivo editar o placar de uma partida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ré-condições:</text:span><text:span text:style-name="T2"> Possuir partida cadastrada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ós-condições: </text:span><text:span text:style-name="T2">Ter o placar atualizado.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1">Fluxo Principal (FP):</text:span></text:p>
          </table:table-cell>
        </table:table-row>
        <table:table-row table:style-name="Table6.7">
          <table:table-cell table:style-name="Table6.A1" office:value-type="string">
            <text:list xml:id="list358333610789185181" text:style-name="WWNum24">
              <text:list-item>
                <text:p text:style-name="P22"><text:span text:style-name="T2">O sistema apresenta as seguintes funções:</text:span></text:p>
              </text:list-item>
            </text:list>
            <text:list xml:id="list715181778557107969" text:style-name="WWNum12">
              <text:list-item>
                <text:p text:style-name="P23"><text:span text:style-name="T2">Inserir placar</text:span><text:span text:style-name="T4"> FP</text:span></text:p>
              </text:list-item>
              <text:list-item>
                <text:p text:style-name="P23"><text:span text:style-name="T2">Alterar placar</text:span><text:span text:style-name="T4"> FA</text:span></text:p>
              </text:list-item>
            </text:list>
          </table:table-cell>
        </table:table-row>
        <table:table-row table:style-name="Table6.8">
          <table:table-cell table:style-name="Table6.A1" office:value-type="string">
            <text:list xml:id="list174846348003862" text:continue-list="list358333610789185181" text:style-name="WWNum24">
              <text:list-item>
                <text:p text:style-name="P22"><text:span text:style-name="T2">O administrador escolhe a opção de inserir placar.</text:span></text:p>
              </text:list-item>
            </text:list>
          </table:table-cell>
        </table:table-row>
        <table:table-row table:style-name="Table6.9">
          <table:table-cell table:style-name="Table6.A1" office:value-type="string">
            <text:list xml:id="list174847349659495" text:continue-numbering="true" text:style-name="WWNum24">
              <text:list-item>
                <text:p text:style-name="P22"><text:span text:style-name="T2">O administrador coloca o número de gols alcançado pelos dois times da partida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74846196901458" text:continue-numbering="true" text:style-name="WWNum24">
              <text:list-item>
                <text:p text:style-name="P22"><text:span text:style-name="T2">O administrador clica no botão de “confirmar”. </text:span></text:p>
              </text:list-item>
            </text:list>
          </table:table-cell>
        </table:table-row>
        <table:table-row table:style-name="Table6.11">
          <table:table-cell table:style-name="Table6.A1" office:value-type="string">
            <text:list xml:id="list174847853855313" text:continue-numbering="true" text:style-name="WWNum24">
              <text:list-item>
                <text:p text:style-name="P22"><text:span text:style-name="T2">O novo placar está disponível.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6.12">
          <table:table-cell table:style-name="Table6.A1" office:value-type="string">
            <text:p text:style-name="P3"><text:span text:style-name="T1"><text:s text:c="13"/>FA1 - Alterar placar:</text:span></text:p>
          </table:table-cell>
        </table:table-row>
        <table:table-row table:style-name="Table6.12">
          <table:table-cell table:style-name="Table6.A1" office:value-type="string">
            <text:list xml:id="list5904338659360257001" text:style-name="WWNum23">
              <text:list-item>
                <text:p text:style-name="P28"><text:span text:style-name="T2">O administrador clica no placar para alterá-lo, pois o resultado <text:s/>foi cadastrado de forma incorreta ou foi editado o placar de uma partida que ainda não ocorreu. </text:span><text:span text:style-name="T4">FE1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list xml:id="list174846996592236" text:continue-numbering="true" text:style-name="WWNum23">
              <text:list-item>
                <text:p text:style-name="P28"><text:span text:style-name="T2">O administrador edita os resultados corretos da partida.</text:span></text:p>
              </text:list-item>
            </text:list>
          </table:table-cell>
        </table:table-row>
        <table:table-row table:style-name="Table6.12">
          <table:table-cell table:style-name="Table6.A1" office:value-type="string">
            <text:list xml:id="list174847250627013" text:continue-numbering="true" text:style-name="WWNum23">
              <text:list-item>
                <text:p text:style-name="P28"><text:span text:style-name="T2">O caso de uso retorna para o passo 1 do FP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p text:style-name="P3"><text:span text:style-name="T1">Fluxos de Exceção (FE):</text:span></text:p>
          </table:table-cell>
        </table:table-row>
        <table:table-row table:style-name="Table6.1">
          <table:table-cell table:style-name="Table6.A1" office:value-type="string">
            <text:p text:style-name="P3"><text:span text:style-name="T2"><text:tab/></text:span><text:span text:style-name="T1">FE1 - O administrador deseja alterar um placar que já foi cadastrado</text:span><text:span text:style-name="T2">.</text:span></text:p>
          </table:table-cell>
        </table:table-row>
        <table:table-row table:style-name="Table6.1">
          <table:table-cell table:style-name="Table6.A1" office:value-type="string">
            <text:list xml:id="list1285244449766481413" text:style-name="WWNum18">
              <text:list-item>
                <text:p text:style-name="P29"><text:span text:style-name="T2">O sistema emite uma mensagem para confirmar a alteração de um placar já cadastrad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74846673056622" text:continue-numbering="true" text:style-name="WWNum18">
              <text:list-item>
                <text:p text:style-name="P29"><text:span text:style-name="T2">Caso realmente seja de desejo do administrador, o mesmo confirma a alteração.</text:span></text:p>
              </text:list-item>
            </text:list>
          </table:table-cell>
        </table:table-row>
        <table:table-row table:style-name="Table6.1">
          <table:table-cell table:style-name="Table6.A1" office:value-type="string">
            <text:list xml:id="list174847651991499" text:continue-numbering="true" text:style-name="WWNum18">
              <text:list-item>
                <text:p text:style-name="P29"><text:span text:style-name="T2">O caso de uso retorna para o passo 2 do FA1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3"><text:span text:style-name="T1">Caso de Uso:</text:span><text:span text:style-name="T2"> Enviar Mensagem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Descrição:</text:span><text:span text:style-name="T2"> Este caso de uso tem por objetivo enviar mensagens à jogadores para convidá-los a participar de um time, ou avisá-los de uma partida.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Pré-condições:</text:span><text:span text:style-name="T2"> Ser capitão de um time.</text:span></text:p>
          </table:table-cell>
        </table:table-row>
        <table:table-row table:style-name="Table7.5">
          <table:table-cell table:style-name="Table7.A1" office:value-type="string">
            <text:p text:style-name="P3"><text:span text:style-name="T1">Pós-condições: 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1">Fluxo Principal (FP):</text:span></text:p>
          </table:table-cell>
        </table:table-row>
        <table:table-row table:style-name="Table7.7">
          <table:table-cell table:style-name="Table7.A1" office:value-type="string">
            <text:list xml:id="list2986248663933172879" text:style-name="WWNum2">
              <text:list-item>
                <text:p text:style-name="P24"><text:span text:style-name="T2">O sistema apresenta as seguintes funções:</text:span></text:p>
              </text:list-item>
              <text:list-item>
                <text:p text:style-name="P24"><text:span text:style-name="T2">Mensagens</text:span><text:span text:style-name="T4"> FP</text:span></text:p>
              </text:list-item>
            </text:list>
          </table:table-cell>
        </table:table-row>
        <table:table-row table:style-name="Table7.8">
          <table:table-cell table:style-name="Table7.A1" office:value-type="string">
            <text:list xml:id="list174847305695757" text:continue-numbering="true" text:style-name="WWNum2">
              <text:list-item>
                <text:p text:style-name="P24"><text:span text:style-name="T2">O capitão escolhe a opção de mensagens.</text:span></text:p>
              </text:list-item>
            </text:list>
          </table:table-cell>
        </table:table-row>
        <table:table-row table:style-name="Table7.5">
          <table:table-cell table:style-name="Table7.A1" office:value-type="string">
            <text:list xml:id="list174847065685861" text:continue-numbering="true" text:style-name="WWNum2">
              <text:list-item>
                <text:p text:style-name="P24"><text:span text:style-name="T2">O capitão escreve o conteúdo da mensagem.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list xml:id="list174847502892880" text:continue-numbering="true" text:style-name="WWNum2">
              <text:list-item>
                <text:p text:style-name="P24"><text:span text:style-name="T2">O capitão tem por opção copiar o texto da mensagem para enviar aos jogadores. </text:span></text:p>
              </text:list-item>
            </text:list>
          </table:table-cell>
        </table:table-row>
        <table:table-row table:style-name="Table7.11">
          <table:table-cell table:style-name="Table7.A1" office:value-type="string">
            <text:list xml:id="list174847826667186" text:continue-numbering="true" text:style-name="WWNum2">
              <text:list-item>
                <text:p text:style-name="P24"><text:span text:style-name="T2">O capitão coleta os números de telefone dos jogadores disponíveis em sua lista de amigos.</text:span></text:p>
              </text:list-item>
            </text:list>
          </table:table-cell>
        </table:table-row>
        <table:table-row table:style-name="Table7.11">
          <table:table-cell table:style-name="Table7.A1" office:value-type="string">
            <text:list xml:id="list174846591284258" text:continue-numbering="true" text:style-name="WWNum2">
              <text:list-item>
                <text:p text:style-name="P24"><text:span text:style-name="T2">O capitão envia a mensagem por SMS a todos os jogadores que deseja.</text:span></text:p>
              </text:list-item>
            </text:list>
          </table:table-cell>
        </table:table-row>
        <table:table-row table:style-name="Table7.13">
          <table:table-cell table:style-name="Table7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7.1">
          <table:table-cell table:style-name="Table7.A1" office:value-type="string">
            <text:p text:style-name="P3"><text:span text:style-name="T1">Fluxos de Exceção (FE):</text:span></text:p>
          </table:table-cell>
        </table:table-row>
        <table:table-row table:style-name="Table7.1">
          <table:table-cell table:style-name="Table7.A1" office:value-type="string">
            <text:p text:style-name="P3"><text:span text:style-name="T2"><text:tab/></text:span><text:span text:style-name="T1">FE1 - Falha ao enviar SMSs</text:span></text:p>
          </table:table-cell>
        </table:table-row>
        <table:table-row table:style-name="Table7.1">
          <table:table-cell table:style-name="Table7.A1" office:value-type="string">
            <text:list xml:id="list2373130586728833093" text:style-name="WWNum1">
              <text:list-item>
                <text:p text:style-name="P30"><text:span text:style-name="T2">O sistema não se responsabiliza por problemas relacionados à operadoras telefônicas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1"/>
      <table:table table:name="Table8" table:style-name="Table8">
        <table:table-column table:style-name="Table8.A"/>
        <text:soft-page-break/>
        <table:table-row table:style-name="Table8.1">
          <table:table-cell table:style-name="Table8.A1" office:value-type="string">
            <text:p text:style-name="P3"><text:span text:style-name="T1">Caso de Uso:</text:span><text:span text:style-name="T2"> Excluir Jogador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Descrição:</text:span><text:span text:style-name="T2"> Este caso de uso tem por objetivo excluir jogadores de times.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ré-condições:</text:span><text:span text:style-name="T2"> Possuir o jogador x no time.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ós-condições: 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1">Fluxo Principal (FP):</text:span></text:p>
          </table:table-cell>
        </table:table-row>
        <table:table-row table:style-name="Table8.7">
          <table:table-cell table:style-name="Table8.A1" office:value-type="string">
            <text:list xml:id="list174846162461370" text:continue-list="list174846880996436" text:style-name="WWNum11">
              <text:list-item>
                <text:p text:style-name="P20"><text:span text:style-name="T2">O sistema apresenta as seguintes funções:</text:span></text:p>
              </text:list-item>
            </text:list>
            <text:list xml:id="list174847848963500" text:continue-list="list6276646599708196231" text:style-name="WWNum14">
              <text:list-item>
                <text:p text:style-name="P21"><text:span text:style-name="T2">Excluir jogador</text:span><text:span text:style-name="T4"> FP</text:span></text:p>
              </text:list-item>
            </text:list>
          </table:table-cell>
        </table:table-row>
        <table:table-row table:style-name="Table8.8">
          <table:table-cell table:style-name="Table8.A1" office:value-type="string">
            <text:list xml:id="list174846294716526" text:continue-list="list174846162461370" text:style-name="WWNum11">
              <text:list-item>
                <text:p text:style-name="P20"><text:span text:style-name="T2">O capitão escolhe a opção de excluir jogador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74846794173461" text:continue-numbering="true" text:style-name="WWNum11">
              <text:list-item>
                <text:p text:style-name="P20"><text:span text:style-name="T2">O sistema envia uma mensagem de confirmação para apagar o jogador. </text:span><text:span text:style-name="T4">FE1</text:span></text:p>
              </text:list-item>
            </text:list>
          </table:table-cell>
        </table:table-row>
        <table:table-row table:style-name="Table8.10">
          <table:table-cell table:style-name="Table8.A1" office:value-type="string">
            <text:list xml:id="list174846862155544" text:continue-numbering="true" text:style-name="WWNum11">
              <text:list-item>
                <text:p text:style-name="P20"><text:span text:style-name="T2">O capitão confirma o desejo de excluir o jogador, e o mesmo é deletado.</text:span></text:p>
              </text:list-item>
            </text:list>
          </table:table-cell>
        </table:table-row>
        <table:table-row table:style-name="Table8.10">
          <table:table-cell table:style-name="Table8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8.1">
          <table:table-cell table:style-name="Table8.A1" office:value-type="string">
            <text:p text:style-name="P3"><text:span text:style-name="T1">Fluxos de Exceção (FE):</text:span></text:p>
          </table:table-cell>
        </table:table-row>
        <table:table-row table:style-name="Table8.1">
          <table:table-cell table:style-name="Table8.A1" office:value-type="string">
            <text:p text:style-name="P3"><text:span text:style-name="T2"><text:tab/></text:span><text:span text:style-name="T1">FE1 - Cancelar exclusão de jogador.</text:span></text:p>
          </table:table-cell>
        </table:table-row>
        <table:table-row table:style-name="Table8.1">
          <table:table-cell table:style-name="Table8.A1" office:value-type="string">
            <text:list xml:id="list174847496936575" text:continue-list="list174847105017436" text:style-name="WWNum17">
              <text:list-item>
                <text:p text:style-name="P27"><text:span text:style-name="T2">O capitão recebe a mensagem do sistema para confirmar seu desejo de excluir o jogador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74847970400404" text:continue-numbering="true" text:style-name="WWNum17">
              <text:list-item>
                <text:p text:style-name="P27"><text:span text:style-name="T2">O capitão opta por não mais excluir o jogador e seleciona a opção “não” na confirmação da exclusão.</text:span></text:p>
              </text:list-item>
            </text:list>
          </table:table-cell>
        </table:table-row>
        <table:table-row table:style-name="Table8.1">
          <table:table-cell table:style-name="Table8.A1" office:value-type="string">
            <text:list xml:id="list174847964682950" text:continue-numbering="true" text:style-name="WWNum17">
              <text:list-item>
                <text:p text:style-name="P27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  <text:p text:style-name="P3"/>
      <text:p text:style-name="P3"/>
      <text:p text:style-name="P1"/>
      <table:table table:name="Table9" table:style-name="Table9">
        <table:table-column table:style-name="Table9.A"/>
        <text:soft-page-break/>
        <table:table-row table:style-name="Table9.1">
          <table:table-cell table:style-name="Table9.A1" office:value-type="string">
            <text:p text:style-name="P3"><text:span text:style-name="T1">Caso de Uso:</text:span><text:span text:style-name="T2"> Adicionar Jogador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Ator(es):</text:span><text:span text:style-name="T2"> Capitão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Descrição:</text:span><text:span text:style-name="T2"> Este caso de uso tem por objetivo adicionar jogadores no time.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ré-condições:</text:span><text:span text:style-name="T2"> Possuir o jogador x na lista de amigos.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ós-condições: 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1">Fluxo Principal (FP):</text:span></text:p>
          </table:table-cell>
        </table:table-row>
        <table:table-row table:style-name="Table9.7">
          <table:table-cell table:style-name="Table9.A1" office:value-type="string">
            <text:list xml:id="list7085002070206948259" text:style-name="WWNum9">
              <text:list-item>
                <text:p text:style-name="P25"><text:span text:style-name="T2">O sistema apresenta as seguintes funções:</text:span></text:p>
              </text:list-item>
              <text:list-item>
                <text:p text:style-name="P25"><text:span text:style-name="T2">Adicionar jogador</text:span><text:span text:style-name="T4"> FP</text:span></text:p>
              </text:list-item>
            </text:list>
          </table:table-cell>
        </table:table-row>
        <table:table-row table:style-name="Table9.8">
          <table:table-cell table:style-name="Table9.A1" office:value-type="string">
            <text:list xml:id="list174846728326086" text:continue-numbering="true" text:style-name="WWNum9">
              <text:list-item>
                <text:p text:style-name="P25"><text:span text:style-name="T2">O capitão escolhe a opção de adicionar jogador.</text:span></text:p>
              </text:list-item>
            </text:list>
          </table:table-cell>
        </table:table-row>
        <table:table-row table:style-name="Table9.8">
          <table:table-cell table:style-name="Table9.A1" office:value-type="string">
            <text:list xml:id="list174847028517813" text:continue-numbering="true" text:style-name="WWNum9">
              <text:list-item>
                <text:p text:style-name="P25"><text:span text:style-name="T2">O capitão escolhe o jogador de sua lista de amigos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xml:id="list174846454216070" text:continue-numbering="true" text:style-name="WWNum9">
              <text:list-item>
                <text:p text:style-name="P25"><text:span text:style-name="T2">O sistema envia uma mensagem de confirmação para adicionar o jogador. </text:span><text:span text:style-name="T4">FE1</text:span></text:p>
              </text:list-item>
            </text:list>
          </table:table-cell>
        </table:table-row>
        <table:table-row table:style-name="Table9.11">
          <table:table-cell table:style-name="Table9.A1" office:value-type="string">
            <text:list xml:id="list174847410301171" text:continue-numbering="true" text:style-name="WWNum9">
              <text:list-item>
                <text:p text:style-name="P25"><text:span text:style-name="T2">O capitão confirma o desejo de adicionar o jogador, e o mesmo é inserido no time.</text:span></text:p>
              </text:list-item>
            </text:list>
          </table:table-cell>
        </table:table-row>
        <table:table-row table:style-name="Table9.11">
          <table:table-cell table:style-name="Table9.A1" office:value-type="string">
            <text:p text:style-name="P3"><text:span text:style-name="T1">Fluxos Alternativos (FA):</text:span></text:p>
            <text:p text:style-name="P2"/>
          </table:table-cell>
        </table:table-row>
        <table:table-row table:style-name="Table9.1">
          <table:table-cell table:style-name="Table9.A1" office:value-type="string">
            <text:p text:style-name="P3"><text:span text:style-name="T1">Fluxos de Exceção (FE):</text:span></text:p>
          </table:table-cell>
        </table:table-row>
        <table:table-row table:style-name="Table9.1">
          <table:table-cell table:style-name="Table9.A1" office:value-type="string">
            <text:p text:style-name="P3"><text:span text:style-name="T2"><text:tab/></text:span><text:span text:style-name="T1">FE1 - Cancelar adição de jogador.</text:span></text:p>
          </table:table-cell>
        </table:table-row>
        <table:table-row table:style-name="Table9.1">
          <table:table-cell table:style-name="Table9.A1" office:value-type="string">
            <text:list xml:id="list174847182352073" text:continue-list="list174847964682950" text:style-name="WWNum17">
              <text:list-item>
                <text:p text:style-name="P27"><text:span text:style-name="T2">O capitão recebe a mensagem do sistema para confirmar seu desejo de adicionar o jogador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xml:id="list174847918831465" text:continue-numbering="true" text:style-name="WWNum17">
              <text:list-item>
                <text:p text:style-name="P27"><text:span text:style-name="T2">O capitão opta por não mais adicionar o jogador e seleciona a opção “não” na confirmação da adição.</text:span></text:p>
              </text:list-item>
            </text:list>
          </table:table-cell>
        </table:table-row>
        <table:table-row table:style-name="Table9.1">
          <table:table-cell table:style-name="Table9.A1" office:value-type="string">
            <text:list xml:id="list174847756246990" text:continue-numbering="true" text:style-name="WWNum17">
              <text:list-item>
                <text:p text:style-name="P27"><text:span text:style-name="T2">O caso de uso retorna para o passo 1 do FP.</text:span></text:p>
              </text:list-item>
            </text:list>
          </table:table-cell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2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2" style:font-family-asian="Arial" style:font-family-generic-asian="system" style:font-pitch-asian="variable" style:font-size-asian="15pt" style:font-style-asian="normal" style:font-name-complex="Arial2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color="#000000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font-size="10pt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fo:font-size="10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fo:font-size="10pt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size="10pt"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fo:font-size="10pt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fo:font-size="10pt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fo:font-size="10pt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1" style:display-name="ListLabel 10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2" style:display-name="ListLabel 10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3" style:display-name="ListLabel 10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4" style:display-name="ListLabel 10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5" style:display-name="ListLabel 10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6" style:display-name="ListLabel 106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7" style:display-name="ListLabel 107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8" style:display-name="ListLabel 10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9" style:display-name="ListLabel 109" style:family="text">
      <style:text-properties fo:font-size="10pt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19" style:display-name="ListLabel 11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0" style:display-name="ListLabel 120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1" style:display-name="ListLabel 121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2" style:display-name="ListLabel 122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3" style:display-name="ListLabel 123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4" style:display-name="ListLabel 124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5" style:display-name="ListLabel 125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26" style:display-name="ListLabel 126" style:family="text">
      <style:text-properties fo:font-size="10pt"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fo:font-size="10pt"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fo:font-size="10pt" style:text-underline-style="none"/>
    </style:style>
    <style:style style:name="ListLabel_20_145" style:display-name="ListLabel 145" style:family="text">
      <style:text-properties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fo:font-size="10pt"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fo:font-size="10pt"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6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6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6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6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7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7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7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7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7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8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8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2" text:style-name="ListLabel_20_10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3" text:style-name="ListLabel_20_102" style:num-suffix="▪" text:bullet-char="▪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5" text:style-name="ListLabel_20_104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6" text:style-name="ListLabel_20_105" style:num-suffix="▪" text:bullet-char="▪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8" text:style-name="ListLabel_20_107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bullet text:level="9" text:style-name="ListLabel_20_108" style:num-suffix="▪" text:bullet-char="▪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bullet text:level="2" text:style-name="ListLabel_20_118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Arial1"/>
      </text:list-level-style-bullet>
      <text:list-level-style-bullet text:level="3" text:style-name="ListLabel_20_119" style:num-suffix="▪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1"/>
      </text:list-level-style-bullet>
      <text:list-level-style-bullet text:level="4" text:style-name="ListLabel_20_120" style:num-suffix="●" text:bullet-char="●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1"/>
      </text:list-level-style-bullet>
      <text:list-level-style-bullet text:level="5" text:style-name="ListLabel_20_121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Arial1"/>
      </text:list-level-style-bullet>
      <text:list-level-style-bullet text:level="6" text:style-name="ListLabel_20_122" style:num-suffix="▪" text:bullet-char="▪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Arial1"/>
      </text:list-level-style-bullet>
      <text:list-level-style-bullet text:level="7" text:style-name="ListLabel_20_123" style:num-suffix="●" text:bullet-char="●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Arial1"/>
      </text:list-level-style-bullet>
      <text:list-level-style-bullet text:level="8" text:style-name="ListLabel_20_124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Arial1"/>
      </text:list-level-style-bullet>
      <text:list-level-style-bullet text:level="9" text:style-name="ListLabel_20_125" style:num-suffix="▪" text:bullet-char="▪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2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2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3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35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8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41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417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4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4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4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4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4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4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4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4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4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4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0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53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5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5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56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59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6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6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6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64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65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6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67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8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69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70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9" meta:image-count="0" meta:object-count="0" meta:page-count="20" meta:paragraph-count="173" meta:word-count="1434" meta:character-count="8416" meta:non-whitespace-character-count="7113"/>
    <meta:generator>LibreOfficeDev/5.1.0.3$Linux_X86_64 LibreOffice_project/</meta:generator>
  </office:meta>
</office:document-meta>
</file>